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3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8">
      <style:text-properties style:text-underline-style="none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bars_basic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frequency</text:p>
          </table:table-cell>
          <table:table-cell table:number-columns-repeated="2"/>
          <table:table-cell table:formula="of:=SUM([.E2:.E54])" office:value-type="float" office:value="2848" calcext:value-type="float">
            <text:p>2848</text:p>
          </table:table-cell>
        </table:table-row>
        <table:table-row table:style-name="ro1">
          <table:table-cell office:value-type="string" calcext:value-type="string">
            <text:p>Alessandra Aparecida Guarneri</text:p>
          </table:table-cell>
          <table:table-cell table:style-name="Default" office:value-type="string" calcext:value-type="string">
            <text:p>0.02</text:p>
          </table:table-cell>
          <table:table-cell table:formula="of:=TEXT([.D2];&quot;0.00&quot;)" office:value-type="string" office:string-value="0,00" calcext:value-type="string">
            <text:p>0,00</text:p>
          </table:table-cell>
          <table:table-cell table:style-name="ce4" table:formula="of:=ROUNDDOWN([.E2]/[.$E$1];3)" office:value-type="float" office:value="0" calcext:value-type="float">
            <text:p>0,000</text:p>
          </table:table-cell>
          <table:table-cell table:formula="of:=RANDBETWEEN(2;10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xandre de Magalhães Vieira Machado</text:p>
          </table:table-cell>
          <table:table-cell table:style-name="Default" office:value-type="string" calcext:value-type="string">
            <text:p>0.03</text:p>
          </table:table-cell>
          <table:table-cell table:formula="of:=TEXT([.D3];&quot;0.00&quot;)" office:value-type="string" office:string-value="0,00" calcext:value-type="string">
            <text:p>0,00</text:p>
          </table:table-cell>
          <table:table-cell table:style-name="ce4" table:formula="of:=ROUNDDOWN([.E3]/[.$E$1];3)" office:value-type="float" office:value="0.002" calcext:value-type="float">
            <text:p>0,002</text:p>
          </table:table-cell>
          <table:table-cell table:formula="of:=RANDBETWEEN(2;10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drea Teixeira de Carvalho</text:p>
          </table:table-cell>
          <table:table-cell table:style-name="Default" office:value-type="string" calcext:value-type="string">
            <text:p>0.00</text:p>
          </table:table-cell>
          <table:table-cell table:formula="of:=TEXT([.D4];&quot;0.00&quot;)" office:value-type="string" office:string-value="0,03" calcext:value-type="string">
            <text:p>0,03</text:p>
          </table:table-cell>
          <table:table-cell table:style-name="ce4" table:formula="of:=ROUNDDOWN([.E4]/[.$E$1];3)" office:value-type="float" office:value="0.031" calcext:value-type="float">
            <text:p>0,031</text:p>
          </table:table-cell>
          <table:table-cell table:formula="of:=RANDBETWEEN(2;100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arlos Eduardo Calzavara Silva</text:p>
          </table:table-cell>
          <table:table-cell table:style-name="Default" office:value-type="string" calcext:value-type="string">
            <text:p>0.03</text:p>
          </table:table-cell>
          <table:table-cell table:formula="of:=TEXT([.D5];&quot;0.00&quot;)" office:value-type="string" office:string-value="0,03" calcext:value-type="string">
            <text:p>0,03</text:p>
          </table:table-cell>
          <table:table-cell table:style-name="ce4" table:formula="of:=ROUNDDOWN([.E5]/[.$E$1];3)" office:value-type="float" office:value="0.029" calcext:value-type="float">
            <text:p>0,029</text:p>
          </table:table-cell>
          <table:table-cell table:formula="of:=RANDBETWEEN(2;100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aroline Furtado Junqueira</text:p>
          </table:table-cell>
          <table:table-cell table:style-name="Default" office:value-type="string" calcext:value-type="string">
            <text:p>0.02</text:p>
          </table:table-cell>
          <table:table-cell table:formula="of:=TEXT([.D6];&quot;0.00&quot;)" office:value-type="string" office:string-value="0,02" calcext:value-type="string">
            <text:p>0,02</text:p>
          </table:table-cell>
          <table:table-cell table:style-name="ce4" table:formula="of:=ROUNDDOWN([.E6]/[.$E$1];3)" office:value-type="float" office:value="0.018" calcext:value-type="float">
            <text:p>0,018</text:p>
          </table:table-cell>
          <table:table-cell table:formula="of:=RANDBETWEEN(2;100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élia Maria Ferreira Gontijo</text:p>
          </table:table-cell>
          <table:table-cell table:style-name="Default" office:value-type="string" calcext:value-type="string">
            <text:p>0.02</text:p>
          </table:table-cell>
          <table:table-cell table:formula="of:=TEXT([.D7];&quot;0.00&quot;)" office:value-type="string" office:string-value="0,00" calcext:value-type="string">
            <text:p>0,00</text:p>
          </table:table-cell>
          <table:table-cell table:style-name="ce4" table:formula="of:=ROUNDDOWN([.E7]/[.$E$1];3)" office:value-type="float" office:value="0.004" calcext:value-type="float">
            <text:p>0,004</text:p>
          </table:table-cell>
          <table:table-cell table:formula="of:=RANDBETWEEN(2;10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istiana Ferreira Alves de Brito</text:p>
          </table:table-cell>
          <table:table-cell table:style-name="Default" office:value-type="string" calcext:value-type="string">
            <text:p>0.03</text:p>
          </table:table-cell>
          <table:table-cell table:formula="of:=TEXT([.D8];&quot;0.00&quot;)" office:value-type="string" office:string-value="0,03" calcext:value-type="string">
            <text:p>0,03</text:p>
          </table:table-cell>
          <table:table-cell table:style-name="ce4" table:formula="of:=ROUNDDOWN([.E8]/[.$E$1];3)" office:value-type="float" office:value="0.025" calcext:value-type="float">
            <text:p>0,025</text:p>
          </table:table-cell>
          <table:table-cell table:formula="of:=RANDBETWEEN(2;100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ristina Toscano Fonseca</text:p>
          </table:table-cell>
          <table:table-cell table:style-name="Default" office:value-type="string" calcext:value-type="string">
            <text:p>0.00</text:p>
          </table:table-cell>
          <table:table-cell table:formula="of:=TEXT([.D9];&quot;0.00&quot;)" office:value-type="string" office:string-value="0,03" calcext:value-type="string">
            <text:p>0,03</text:p>
          </table:table-cell>
          <table:table-cell table:style-name="ce4" table:formula="of:=ROUNDDOWN([.E9]/[.$E$1];3)" office:value-type="float" office:value="0.029" calcext:value-type="float">
            <text:p>0,029</text:p>
          </table:table-cell>
          <table:table-cell table:formula="of:=RANDBETWEEN(2;100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delberto Santos Dias</text:p>
          </table:table-cell>
          <table:table-cell table:style-name="Default" office:value-type="string" calcext:value-type="string">
            <text:p>0.00</text:p>
          </table:table-cell>
          <table:table-cell table:formula="of:=TEXT([.D10];&quot;0.00&quot;)" office:value-type="string" office:string-value="0,02" calcext:value-type="string">
            <text:p>0,02</text:p>
          </table:table-cell>
          <table:table-cell table:style-name="ce4" table:formula="of:=ROUNDDOWN([.E10]/[.$E$1];3)" office:value-type="float" office:value="0.02" calcext:value-type="float">
            <text:p>0,020</text:p>
          </table:table-cell>
          <table:table-cell table:formula="of:=RANDBETWEEN(2;100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dward José de Oliveira</text:p>
          </table:table-cell>
          <table:table-cell table:style-name="Default" office:value-type="string" calcext:value-type="string">
            <text:p>0.02</text:p>
          </table:table-cell>
          <table:table-cell table:formula="of:=TEXT([.D11];&quot;0.00&quot;)" office:value-type="string" office:string-value="0,03" calcext:value-type="string">
            <text:p>0,03</text:p>
          </table:table-cell>
          <table:table-cell table:style-name="ce4" table:formula="of:=ROUNDDOWN([.E11]/[.$E$1];3)" office:value-type="float" office:value="0.029" calcext:value-type="float">
            <text:p>0,029</text:p>
          </table:table-cell>
          <table:table-cell table:formula="of:=RANDBETWEEN(2;100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lora Satiko Kano</text:p>
          </table:table-cell>
          <table:table-cell table:style-name="Default" office:value-type="string" calcext:value-type="string">
            <text:p>0.01</text:p>
          </table:table-cell>
          <table:table-cell table:formula="of:=TEXT([.D12];&quot;0.00&quot;)" office:value-type="string" office:string-value="0,02" calcext:value-type="string">
            <text:p>0,02</text:p>
          </table:table-cell>
          <table:table-cell table:style-name="ce4" table:formula="of:=ROUNDDOWN([.E12]/[.$E$1];3)" office:value-type="float" office:value="0.02" calcext:value-type="float">
            <text:p>0,020</text:p>
          </table:table-cell>
          <table:table-cell table:formula="of:=RANDBETWEEN(2;100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láucia Fernandes Cota</text:p>
          </table:table-cell>
          <table:table-cell table:style-name="Default" office:value-type="string" calcext:value-type="string">
            <text:p>0.04</text:p>
          </table:table-cell>
          <table:table-cell table:formula="of:=TEXT([.D13];&quot;0.00&quot;)" office:value-type="string" office:string-value="0,03" calcext:value-type="string">
            <text:p>0,03</text:p>
          </table:table-cell>
          <table:table-cell table:style-name="ce4" table:formula="of:=ROUNDDOWN([.E13]/[.$E$1];3)" office:value-type="float" office:value="0.034" calcext:value-type="float">
            <text:p>0,034</text:p>
          </table:table-cell>
          <table:table-cell table:formula="of:=RANDBETWEEN(2;100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Jaquelline Germano de Oliveira</text:p>
          </table:table-cell>
          <table:table-cell table:style-name="Default" office:value-type="string" calcext:value-type="string">
            <text:p>0.03</text:p>
          </table:table-cell>
          <table:table-cell table:formula="of:=TEXT([.D14];&quot;0.00&quot;)" office:value-type="string" office:string-value="0,00" calcext:value-type="string">
            <text:p>0,00</text:p>
          </table:table-cell>
          <table:table-cell table:style-name="ce4" table:formula="of:=ROUNDDOWN([.E14]/[.$E$1];3)" office:value-type="float" office:value="0.004" calcext:value-type="float">
            <text:p>0,004</text:p>
          </table:table-cell>
          <table:table-cell table:formula="of:=RANDBETWEEN(2;10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erônimo Conceição Ruiz</text:p>
          </table:table-cell>
          <table:table-cell table:style-name="Default" office:value-type="string" calcext:value-type="string">
            <text:p>0.01</text:p>
          </table:table-cell>
          <table:table-cell table:formula="of:=TEXT([.D15];&quot;0.00&quot;)" office:value-type="string" office:string-value="0,01" calcext:value-type="string">
            <text:p>0,01</text:p>
          </table:table-cell>
          <table:table-cell table:style-name="ce4" table:formula="of:=ROUNDDOWN([.E15]/[.$E$1];3)" office:value-type="float" office:value="0.013" calcext:value-type="float">
            <text:p>0,013</text:p>
          </table:table-cell>
          <table:table-cell table:formula="of:=RANDBETWEEN(2;10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José Dilermando Andrade Filho</text:p>
          </table:table-cell>
          <table:table-cell table:style-name="Default" office:value-type="string" calcext:value-type="string">
            <text:p>0.02</text:p>
          </table:table-cell>
          <table:table-cell table:formula="of:=TEXT([.D16];&quot;0.00&quot;)" office:value-type="string" office:string-value="0,02" calcext:value-type="string">
            <text:p>0,02</text:p>
          </table:table-cell>
          <table:table-cell table:style-name="ce4" table:formula="of:=ROUNDDOWN([.E16]/[.$E$1];3)" office:value-type="float" office:value="0.018" calcext:value-type="float">
            <text:p>0,018</text:p>
          </table:table-cell>
          <table:table-cell table:formula="of:=RANDBETWEEN(2;100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iléia Gonçalves Diotaiuti</text:p>
          </table:table-cell>
          <table:table-cell table:style-name="Default" office:value-type="string" calcext:value-type="string">
            <text:p>0.00</text:p>
          </table:table-cell>
          <table:table-cell table:formula="of:=TEXT([.D17];&quot;0.00&quot;)" office:value-type="string" office:string-value="0,03" calcext:value-type="string">
            <text:p>0,03</text:p>
          </table:table-cell>
          <table:table-cell table:style-name="ce4" table:formula="of:=ROUNDDOWN([.E17]/[.$E$1];3)" office:value-type="float" office:value="0.026" calcext:value-type="float">
            <text:p>0,026</text:p>
          </table:table-cell>
          <table:table-cell table:formula="of:=RANDBETWEEN(2;100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is Ribeiro do Valle Antonelli</text:p>
          </table:table-cell>
          <table:table-cell table:style-name="Default" office:value-type="string" calcext:value-type="string">
            <text:p>0.02</text:p>
          </table:table-cell>
          <table:table-cell table:formula="of:=TEXT([.D18];&quot;0.00&quot;)" office:value-type="string" office:string-value="0,02" calcext:value-type="string">
            <text:p>0,02</text:p>
          </table:table-cell>
          <table:table-cell table:style-name="ce4" table:formula="of:=ROUNDDOWN([.E18]/[.$E$1];3)" office:value-type="float" office:value="0.019" calcext:value-type="float">
            <text:p>0,019</text:p>
          </table:table-cell>
          <table:table-cell table:formula="of:=RANDBETWEEN(2;100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uciano Andrade Moreira</text:p>
          </table:table-cell>
          <table:table-cell table:style-name="Default" office:value-type="string" calcext:value-type="string">
            <text:p>0.03</text:p>
          </table:table-cell>
          <table:table-cell table:formula="of:=TEXT([.D19];&quot;0.00&quot;)" office:value-type="string" office:string-value="0,03" calcext:value-type="string">
            <text:p>0,03</text:p>
          </table:table-cell>
          <table:table-cell table:style-name="ce4" table:formula="of:=ROUNDDOWN([.E19]/[.$E$1];3)" office:value-type="float" office:value="0.027" calcext:value-type="float">
            <text:p>0,027</text:p>
          </table:table-cell>
          <table:table-cell table:formula="of:=RANDBETWEEN(2;100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uzia Helena Carvalho</text:p>
          </table:table-cell>
          <table:table-cell table:style-name="Default" office:value-type="string" calcext:value-type="string">
            <text:p>0.01</text:p>
          </table:table-cell>
          <table:table-cell table:formula="of:=TEXT([.D20];&quot;0.00&quot;)" office:value-type="string" office:string-value="0,00" calcext:value-type="string">
            <text:p>0,00</text:p>
          </table:table-cell>
          <table:table-cell table:style-name="ce4" table:formula="of:=ROUNDDOWN([.E20]/[.$E$1];3)" office:value-type="float" office:value="0.002" calcext:value-type="float">
            <text:p>0,002</text:p>
          </table:table-cell>
          <table:table-cell table:formula="of:=RANDBETWEEN(2;10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celo Antônio Pascoal Xavier</text:p>
          </table:table-cell>
          <table:table-cell table:style-name="Default" office:value-type="string" calcext:value-type="string">
            <text:p>0.01</text:p>
          </table:table-cell>
          <table:table-cell table:formula="of:=TEXT([.D21];&quot;0.00&quot;)" office:value-type="string" office:string-value="0,03" calcext:value-type="string">
            <text:p>0,03</text:p>
          </table:table-cell>
          <table:table-cell table:style-name="ce4" table:formula="of:=ROUNDDOWN([.E21]/[.$E$1];3)" office:value-type="float" office:value="0.034" calcext:value-type="float">
            <text:p>0,034</text:p>
          </table:table-cell>
          <table:table-cell table:formula="of:=RANDBETWEEN(2;100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arcelo Gustavo Lorenzo</text:p>
          </table:table-cell>
          <table:table-cell table:style-name="Default" office:value-type="string" calcext:value-type="string">
            <text:p>0.01</text:p>
          </table:table-cell>
          <table:table-cell table:formula="of:=TEXT([.D22];&quot;0.00&quot;)" office:value-type="string" office:string-value="0,03" calcext:value-type="string">
            <text:p>0,03</text:p>
          </table:table-cell>
          <table:table-cell table:style-name="ce4" table:formula="of:=ROUNDDOWN([.E22]/[.$E$1];3)" office:value-type="float" office:value="0.034" calcext:value-type="float">
            <text:p>0,034</text:p>
          </table:table-cell>
          <table:table-cell table:formula="of:=RANDBETWEEN(2;100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árcio Sobreira Silva Araújo</text:p>
          </table:table-cell>
          <table:table-cell table:style-name="Default" office:value-type="string" calcext:value-type="string">
            <text:p>0.03</text:p>
          </table:table-cell>
          <table:table-cell table:formula="of:=TEXT([.D23];&quot;0.00&quot;)" office:value-type="string" office:string-value="0,01" calcext:value-type="string">
            <text:p>0,01</text:p>
          </table:table-cell>
          <table:table-cell table:style-name="ce4" table:formula="of:=ROUNDDOWN([.E23]/[.$E$1];3)" office:value-type="float" office:value="0.011" calcext:value-type="float">
            <text:p>0,011</text:p>
          </table:table-cell>
          <table:table-cell table:formula="of:=RANDBETWEEN(2;100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rco Antônio da Silva Campos</text:p>
          </table:table-cell>
          <table:table-cell table:style-name="Default" office:value-type="string" calcext:value-type="string">
            <text:p>0.01</text:p>
          </table:table-cell>
          <table:table-cell table:formula="of:=TEXT([.D24];&quot;0.00&quot;)" office:value-type="string" office:string-value="0,03" calcext:value-type="string">
            <text:p>0,03</text:p>
          </table:table-cell>
          <table:table-cell table:style-name="ce4" table:formula="of:=ROUNDDOWN([.E24]/[.$E$1];3)" office:value-type="float" office:value="0.025" calcext:value-type="float">
            <text:p>0,025</text:p>
          </table:table-cell>
          <table:table-cell table:formula="of:=RANDBETWEEN(2;10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rina de Moraes Mourão</text:p>
          </table:table-cell>
          <table:table-cell table:style-name="Default" office:value-type="string" calcext:value-type="string">
            <text:p>0.02</text:p>
          </table:table-cell>
          <table:table-cell table:formula="of:=TEXT([.D25];&quot;0.00&quot;)" office:value-type="string" office:string-value="0,01" calcext:value-type="string">
            <text:p>0,01</text:p>
          </table:table-cell>
          <table:table-cell table:style-name="ce4" table:formula="of:=ROUNDDOWN([.E25]/[.$E$1];3)" office:value-type="float" office:value="0.01" calcext:value-type="float">
            <text:p>0,010</text:p>
          </table:table-cell>
          <table:table-cell table:formula="of:=RANDBETWEEN(2;100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ágila Francinete Costa Secundino</text:p>
          </table:table-cell>
          <table:table-cell table:style-name="Default" office:value-type="string" calcext:value-type="string">
            <text:p>0.03</text:p>
          </table:table-cell>
          <table:table-cell table:formula="of:=TEXT([.D26];&quot;0.00&quot;)" office:value-type="string" office:string-value="0,01" calcext:value-type="string">
            <text:p>0,01</text:p>
          </table:table-cell>
          <table:table-cell table:style-name="ce4" table:formula="of:=ROUNDDOWN([.E26]/[.$E$1];3)" office:value-type="float" office:value="0.009" calcext:value-type="float">
            <text:p>0,009</text:p>
          </table:table-cell>
          <table:table-cell table:formula="of:=RANDBETWEEN(2;10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lindo Assis Martins Filho</text:p>
          </table:table-cell>
          <table:table-cell table:style-name="Default" office:value-type="string" calcext:value-type="string">
            <text:p>0.01</text:p>
          </table:table-cell>
          <table:table-cell table:formula="of:=TEXT([.D27];&quot;0.00&quot;)" office:value-type="string" office:string-value="0,03" calcext:value-type="string">
            <text:p>0,03</text:p>
          </table:table-cell>
          <table:table-cell table:style-name="ce4" table:formula="of:=ROUNDDOWN([.E27]/[.$E$1];3)" office:value-type="float" office:value="0.033" calcext:value-type="float">
            <text:p>0,033</text:p>
          </table:table-cell>
          <table:table-cell table:formula="of:=RANDBETWEEN(2;100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aulo Filemon Paolucci Pimenta</text:p>
          </table:table-cell>
          <table:table-cell table:style-name="Default" office:value-type="string" calcext:value-type="string">
            <text:p>0.02</text:p>
          </table:table-cell>
          <table:table-cell table:formula="of:=TEXT([.D28];&quot;0.00&quot;)" office:value-type="string" office:string-value="0,02" calcext:value-type="string">
            <text:p>0,02</text:p>
          </table:table-cell>
          <table:table-cell table:style-name="ce4" table:formula="of:=ROUNDDOWN([.E28]/[.$E$1];3)" office:value-type="float" office:value="0.016" calcext:value-type="float">
            <text:p>0,016</text:p>
          </table:table-cell>
          <table:table-cell table:formula="of:=RANDBETWEEN(2;100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ulo Marcos Zech Coelho</text:p>
          </table:table-cell>
          <table:table-cell table:style-name="Default" office:value-type="string" calcext:value-type="string">
            <text:p>0.04</text:p>
          </table:table-cell>
          <table:table-cell table:formula="of:=TEXT([.D29];&quot;0.00&quot;)" office:value-type="string" office:string-value="0,03" calcext:value-type="string">
            <text:p>0,03</text:p>
          </table:table-cell>
          <table:table-cell table:style-name="ce4" table:formula="of:=ROUNDDOWN([.E29]/[.$E$1];3)" office:value-type="float" office:value="0.034" calcext:value-type="float">
            <text:p>0,034</text:p>
          </table:table-cell>
          <table:table-cell table:formula="of:=RANDBETWEEN(2;100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icardo Tostes Gazzinelli</text:p>
          </table:table-cell>
          <table:table-cell table:style-name="Default" office:value-type="string" calcext:value-type="string">
            <text:p>0.03</text:p>
          </table:table-cell>
          <table:table-cell table:formula="of:=TEXT([.D30];&quot;0.00&quot;)" office:value-type="string" office:string-value="0,02" calcext:value-type="string">
            <text:p>0,02</text:p>
          </table:table-cell>
          <table:table-cell table:style-name="ce4" table:formula="of:=ROUNDDOWN([.E30]/[.$E$1];3)" office:value-type="float" office:value="0.016" calcext:value-type="float">
            <text:p>0,016</text:p>
          </table:table-cell>
          <table:table-cell table:formula="of:=RANDBETWEEN(2;1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oberta Lima Caldeira</text:p>
          </table:table-cell>
          <table:table-cell table:style-name="Default" office:value-type="string" calcext:value-type="string">
            <text:p>0.03</text:p>
          </table:table-cell>
          <table:table-cell table:formula="of:=TEXT([.D31];&quot;0.00&quot;)" office:value-type="string" office:string-value="0,01" calcext:value-type="string">
            <text:p>0,01</text:p>
          </table:table-cell>
          <table:table-cell table:style-name="ce4" table:formula="of:=ROUNDDOWN([.E31]/[.$E$1];3)" office:value-type="float" office:value="0.011" calcext:value-type="float">
            <text:p>0,011</text:p>
          </table:table-cell>
          <table:table-cell table:formula="of:=RANDBETWEEN(2;100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drigo Corrêa de Oliveira</text:p>
          </table:table-cell>
          <table:table-cell table:style-name="Default" office:value-type="string" calcext:value-type="string">
            <text:p>0.02</text:p>
          </table:table-cell>
          <table:table-cell table:formula="of:=TEXT([.D32];&quot;0.00&quot;)" office:value-type="string" office:string-value="0,01" calcext:value-type="string">
            <text:p>0,01</text:p>
          </table:table-cell>
          <table:table-cell table:style-name="ce4" table:formula="of:=ROUNDDOWN([.E32]/[.$E$1];3)" office:value-type="float" office:value="0.011" calcext:value-type="float">
            <text:p>0,011</text:p>
          </table:table-cell>
          <table:table-cell table:formula="of:=RANDBETWEEN(2;100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odrigo Pedro Pinto Soares</text:p>
          </table:table-cell>
          <table:table-cell table:style-name="Default" office:value-type="string" calcext:value-type="string">
            <text:p>0.00</text:p>
          </table:table-cell>
          <table:table-cell table:formula="of:=TEXT([.D33];&quot;0.00&quot;)" office:value-type="string" office:string-value="0,01" calcext:value-type="string">
            <text:p>0,01</text:p>
          </table:table-cell>
          <table:table-cell table:style-name="ce4" table:formula="of:=ROUNDDOWN([.E33]/[.$E$1];3)" office:value-type="float" office:value="0.007" calcext:value-type="float">
            <text:p>0,007</text:p>
          </table:table-cell>
          <table:table-cell table:formula="of:=RANDBETWEEN(2;1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ubens Lima do Monte Neto</text:p>
          </table:table-cell>
          <table:table-cell table:style-name="Default" office:value-type="string" calcext:value-type="string">
            <text:p>0.03</text:p>
          </table:table-cell>
          <table:table-cell table:formula="of:=TEXT([.D34];&quot;0.00&quot;)" office:value-type="string" office:string-value="0,03" calcext:value-type="string">
            <text:p>0,03</text:p>
          </table:table-cell>
          <table:table-cell table:style-name="ce4" table:formula="of:=ROUNDDOWN([.E34]/[.$E$1];3)" office:value-type="float" office:value="0.034" calcext:value-type="float">
            <text:p>0,034</text:p>
          </table:table-cell>
          <table:table-cell table:formula="of:=RANDBETWEEN(2;100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ilvane Maria Fonseca Murta</text:p>
          </table:table-cell>
          <table:table-cell table:style-name="Default" office:value-type="string" calcext:value-type="string">
            <text:p>0.02</text:p>
          </table:table-cell>
          <table:table-cell table:formula="of:=TEXT([.D35];&quot;0.00&quot;)" office:value-type="string" office:string-value="0,01" calcext:value-type="string">
            <text:p>0,01</text:p>
          </table:table-cell>
          <table:table-cell table:style-name="ce4" table:formula="of:=ROUNDDOWN([.E35]/[.$E$1];3)" office:value-type="float" office:value="0.008" calcext:value-type="float">
            <text:p>0,008</text:p>
          </table:table-cell>
          <table:table-cell table:formula="of:=RANDBETWEEN(2;100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aís Nóbrega de Sousa</text:p>
          </table:table-cell>
          <table:table-cell table:style-name="Default" office:value-type="string" calcext:value-type="string">
            <text:p>0.01</text:p>
          </table:table-cell>
          <table:table-cell table:formula="of:=TEXT([.D36];&quot;0.00&quot;)" office:value-type="string" office:string-value="0,03" calcext:value-type="string">
            <text:p>0,03</text:p>
          </table:table-cell>
          <table:table-cell table:style-name="ce4" table:formula="of:=ROUNDDOWN([.E36]/[.$E$1];3)" office:value-type="float" office:value="0.026" calcext:value-type="float">
            <text:p>0,026</text:p>
          </table:table-cell>
          <table:table-cell table:formula="of:=RANDBETWEEN(2;100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anessa Peruhype Magalhães Pascoal</text:p>
          </table:table-cell>
          <table:table-cell table:style-name="Default" office:value-type="string" calcext:value-type="string">
            <text:p>0.02</text:p>
          </table:table-cell>
          <table:table-cell table:formula="of:=TEXT([.D37];&quot;0.00&quot;)" office:value-type="string" office:string-value="0,01" calcext:value-type="string">
            <text:p>0,01</text:p>
          </table:table-cell>
          <table:table-cell table:style-name="ce4" table:formula="of:=ROUNDDOWN([.E37]/[.$E$1];3)" office:value-type="float" office:value="0.008" calcext:value-type="float">
            <text:p>0,008</text:p>
          </table:table-cell>
          <table:table-cell table:formula="of:=RANDBETWEEN(2;10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varo Gil Araujo Ferreira</text:p>
          </table:table-cell>
          <table:table-cell table:style-name="Default" office:value-type="string" calcext:value-type="string">
            <text:p>0.00</text:p>
          </table:table-cell>
          <table:table-cell table:formula="of:=TEXT([.D38];&quot;0.00&quot;)" office:value-type="string" office:string-value="0,02" calcext:value-type="string">
            <text:p>0,02</text:p>
          </table:table-cell>
          <table:table-cell table:style-name="ce4" table:formula="of:=ROUNDDOWN([.E38]/[.$E$1];3)" office:value-type="float" office:value="0.021" calcext:value-type="float">
            <text:p>0,021</text:p>
          </table:table-cell>
          <table:table-cell table:formula="of:=RANDBETWEEN(2;100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rina Margonari de Souza</text:p>
          </table:table-cell>
          <table:table-cell table:style-name="Default" office:value-type="string" calcext:value-type="string">
            <text:p>0.02</text:p>
          </table:table-cell>
          <table:table-cell table:formula="of:=TEXT([.D39];&quot;0.00&quot;)" office:value-type="string" office:string-value="0,00" calcext:value-type="string">
            <text:p>0,00</text:p>
          </table:table-cell>
          <table:table-cell table:style-name="ce4" table:formula="of:=ROUNDDOWN([.E39]/[.$E$1];3)" office:value-type="float" office:value="0.001" calcext:value-type="float">
            <text:p>0,001</text:p>
          </table:table-cell>
          <table:table-cell table:formula="of:=RANDBETWEEN(2;10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istiana Couto Garcia</text:p>
          </table:table-cell>
          <table:table-cell table:style-name="Default" office:value-type="string" calcext:value-type="string">
            <text:p>0.02</text:p>
          </table:table-cell>
          <table:table-cell table:formula="of:=TEXT([.D40];&quot;0.00&quot;)" office:value-type="string" office:string-value="0,00" calcext:value-type="string">
            <text:p>0,00</text:p>
          </table:table-cell>
          <table:table-cell table:style-name="ce4" table:formula="of:=ROUNDDOWN([.E40]/[.$E$1];3)" office:value-type="float" office:value="0.001" calcext:value-type="float">
            <text:p>0,001</text:p>
          </table:table-cell>
          <table:table-cell table:formula="of:=RANDBETWEEN(2;10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niel Moreira de Avelar</text:p>
          </table:table-cell>
          <table:table-cell table:style-name="Default" office:value-type="string" calcext:value-type="string">
            <text:p>0.01</text:p>
          </table:table-cell>
          <table:table-cell table:formula="of:=TEXT([.D41];&quot;0.00&quot;)" office:value-type="string" office:string-value="0,02" calcext:value-type="string">
            <text:p>0,02</text:p>
          </table:table-cell>
          <table:table-cell table:style-name="ce4" table:formula="of:=ROUNDDOWN([.E41]/[.$E$1];3)" office:value-type="float" office:value="0.019" calcext:value-type="float">
            <text:p>0,019</text:p>
          </table:table-cell>
          <table:table-cell table:formula="of:=RANDBETWEEN(2;100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Érica Alessandra Rocha Alves</text:p>
          </table:table-cell>
          <table:table-cell table:style-name="Default" office:value-type="string" calcext:value-type="string">
            <text:p>0.03</text:p>
          </table:table-cell>
          <table:table-cell table:formula="of:=TEXT([.D42];&quot;0.00&quot;)" office:value-type="string" office:string-value="0,02" calcext:value-type="string">
            <text:p>0,02</text:p>
          </table:table-cell>
          <table:table-cell table:style-name="ce4" table:formula="of:=ROUNDDOWN([.E42]/[.$E$1];3)" office:value-type="float" office:value="0.018" calcext:value-type="float">
            <text:p>0,018</text:p>
          </table:table-cell>
          <table:table-cell table:formula="of:=RANDBETWEEN(2;100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rika Michalsky Monteiro</text:p>
          </table:table-cell>
          <table:table-cell table:style-name="Default" office:value-type="string" calcext:value-type="string">
            <text:p>0.04</text:p>
          </table:table-cell>
          <table:table-cell table:formula="of:=TEXT([.D43];&quot;0.00&quot;)" office:value-type="string" office:string-value="0,02" calcext:value-type="string">
            <text:p>0,02</text:p>
          </table:table-cell>
          <table:table-cell table:style-name="ce4" table:formula="of:=ROUNDDOWN([.E43]/[.$E$1];3)" office:value-type="float" office:value="0.023" calcext:value-type="float">
            <text:p>0,023</text:p>
          </table:table-cell>
          <table:table-cell table:formula="of:=RANDBETWEEN(2;100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abriel da Rocha Fernandes</text:p>
          </table:table-cell>
          <table:table-cell table:style-name="Default" office:value-type="string" calcext:value-type="string">
            <text:p>0.03</text:p>
          </table:table-cell>
          <table:table-cell table:formula="of:=TEXT([.D44];&quot;0.00&quot;)" office:value-type="string" office:string-value="0,03" calcext:value-type="string">
            <text:p>0,03</text:p>
          </table:table-cell>
          <table:table-cell table:style-name="ce4" table:formula="of:=ROUNDDOWN([.E44]/[.$E$1];3)" office:value-type="float" office:value="0.032" calcext:value-type="float">
            <text:p>0,032</text:p>
          </table:table-cell>
          <table:table-cell table:formula="of:=RANDBETWEEN(2;100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Gustavo Fontes Paz</text:p>
          </table:table-cell>
          <table:table-cell table:style-name="Default" office:value-type="string" calcext:value-type="string">
            <text:p>0.03</text:p>
          </table:table-cell>
          <table:table-cell table:formula="of:=TEXT([.D45];&quot;0.00&quot;)" office:value-type="string" office:string-value="0,02" calcext:value-type="string">
            <text:p>0,02</text:p>
          </table:table-cell>
          <table:table-cell table:style-name="ce4" table:formula="of:=ROUNDDOWN([.E45]/[.$E$1];3)" office:value-type="float" office:value="0.018" calcext:value-type="float">
            <text:p>0,018</text:p>
          </table:table-cell>
          <table:table-cell table:formula="of:=RANDBETWEEN(2;100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uiz Carlos Júnior Alcantara</text:p>
          </table:table-cell>
          <table:table-cell table:style-name="Default" office:value-type="string" calcext:value-type="string">
            <text:p>0.01</text:p>
          </table:table-cell>
          <table:table-cell table:formula="of:=TEXT([.D46];&quot;0.00&quot;)" office:value-type="string" office:string-value="0,02" calcext:value-type="string">
            <text:p>0,02</text:p>
          </table:table-cell>
          <table:table-cell table:style-name="ce4" table:formula="of:=ROUNDDOWN([.E46]/[.$E$1];3)" office:value-type="float" office:value="0.017" calcext:value-type="float">
            <text:p>0,017</text:p>
          </table:table-cell>
          <table:table-cell table:formula="of:=RANDBETWEEN(2;10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loma Helena Fernandes Shimabukuro</text:p>
          </table:table-cell>
          <table:table-cell table:style-name="Default" office:value-type="string" calcext:value-type="string">
            <text:p>0.01</text:p>
          </table:table-cell>
          <table:table-cell table:formula="of:=TEXT([.D47];&quot;0.00&quot;)" office:value-type="string" office:string-value="0,00" calcext:value-type="string">
            <text:p>0,00</text:p>
          </table:table-cell>
          <table:table-cell table:style-name="ce4" table:formula="of:=ROUNDDOWN([.E47]/[.$E$1];3)" office:value-type="float" office:value="0.002" calcext:value-type="float">
            <text:p>0,002</text:p>
          </table:table-cell>
          <table:table-cell table:formula="of:=RANDBETWEEN(2;10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dro Augusto Alves</text:p>
          </table:table-cell>
          <table:table-cell table:style-name="Default" office:value-type="string" calcext:value-type="string">
            <text:p>0.03</text:p>
          </table:table-cell>
          <table:table-cell table:formula="of:=TEXT([.D48];&quot;0.00&quot;)" office:value-type="string" office:string-value="0,03" calcext:value-type="string">
            <text:p>0,03</text:p>
          </table:table-cell>
          <table:table-cell table:style-name="ce4" table:formula="of:=ROUNDDOWN([.E48]/[.$E$1];3)" office:value-type="float" office:value="0.029" calcext:value-type="float">
            <text:p>0,029</text:p>
          </table:table-cell>
          <table:table-cell table:formula="of:=RANDBETWEEN(2;100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afaella Fortini Queiroz Grenfell</text:p>
          </table:table-cell>
          <table:table-cell table:style-name="Default" office:value-type="string" calcext:value-type="string">
            <text:p>0.00</text:p>
          </table:table-cell>
          <table:table-cell table:formula="of:=TEXT([.D49];&quot;0.00&quot;)" office:value-type="string" office:string-value="0,04" calcext:value-type="string">
            <text:p>0,04</text:p>
          </table:table-cell>
          <table:table-cell table:style-name="ce4" table:formula="of:=ROUNDDOWN([.E49]/[.$E$1];3)" office:value-type="float" office:value="0.035" calcext:value-type="float">
            <text:p>0,035</text:p>
          </table:table-cell>
          <table:table-cell table:formula="of:=RANDBETWEEN(2;10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ta de Cassia Moreira de Souza</text:p>
          </table:table-cell>
          <table:table-cell table:style-name="Default" office:value-type="string" calcext:value-type="string">
            <text:p>0.02</text:p>
          </table:table-cell>
          <table:table-cell table:formula="of:=TEXT([.D50];&quot;0.00&quot;)" office:value-type="string" office:string-value="0,01" calcext:value-type="string">
            <text:p>0,01</text:p>
          </table:table-cell>
          <table:table-cell table:style-name="ce4" table:formula="of:=ROUNDDOWN([.E50]/[.$E$1];3)" office:value-type="float" office:value="0.014" calcext:value-type="float">
            <text:p>0,014</text:p>
          </table:table-cell>
          <table:table-cell table:formula="of:=RANDBETWEEN(2;10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osiane Aparecida da Silva Pereira</text:p>
          </table:table-cell>
          <table:table-cell table:style-name="Default" office:value-type="string" calcext:value-type="string">
            <text:p>0.01</text:p>
          </table:table-cell>
          <table:table-cell table:formula="of:=TEXT([.D51];&quot;0.00&quot;)" office:value-type="string" office:string-value="0,01" calcext:value-type="string">
            <text:p>0,01</text:p>
          </table:table-cell>
          <table:table-cell table:style-name="ce4" table:formula="of:=ROUNDDOWN([.E51]/[.$E$1];3)" office:value-type="float" office:value="0.011" calcext:value-type="float">
            <text:p>0,011</text:p>
          </table:table-cell>
          <table:table-cell table:formula="of:=RANDBETWEEN(2;100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oney Santos Coimbra</text:p>
          </table:table-cell>
          <table:table-cell table:style-name="Default" office:value-type="string" calcext:value-type="string">
            <text:p>0.02</text:p>
          </table:table-cell>
          <table:table-cell table:formula="of:=TEXT([.D52];&quot;0.00&quot;)" office:value-type="string" office:string-value="0,03" calcext:value-type="string">
            <text:p>0,03</text:p>
          </table:table-cell>
          <table:table-cell table:style-name="ce4" table:formula="of:=ROUNDDOWN([.E52]/[.$E$1];3)" office:value-type="float" office:value="0.026" calcext:value-type="float">
            <text:p>0,026</text:p>
          </table:table-cell>
          <table:table-cell table:formula="of:=RANDBETWEEN(2;100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oraya Torres Gaze Jangola</text:p>
          </table:table-cell>
          <table:table-cell table:style-name="Default" office:value-type="string" calcext:value-type="string">
            <text:p>0.01</text:p>
          </table:table-cell>
          <table:table-cell table:formula="of:=TEXT([.D53];&quot;0.00&quot;)" office:value-type="string" office:string-value="0,00" calcext:value-type="string">
            <text:p>0,00</text:p>
          </table:table-cell>
          <table:table-cell table:style-name="ce4" table:formula="of:=ROUNDDOWN([.E53]/[.$E$1];3)" office:value-type="float" office:value="0.004" calcext:value-type="float">
            <text:p>0,004</text:p>
          </table:table-cell>
          <table:table-cell table:formula="of:=RANDBETWEEN(2;10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ânia Maria de Almeida Alves</text:p>
          </table:table-cell>
          <table:table-cell table:style-name="Default" office:value-type="string" calcext:value-type="string">
            <text:p>0.06</text:p>
          </table:table-cell>
          <table:table-cell table:formula="of:=TEXT([.D54];&quot;0.00&quot;)" office:value-type="string" office:string-value="0,05" calcext:value-type="string">
            <text:p>0,05</text:p>
          </table:table-cell>
          <table:table-cell table:style-name="ce4" table:formula="of:=1-SUM([.D2:.D53])" office:value-type="float" office:value="0.0519999999999999" calcext:value-type="float">
            <text:p>0,052</text:p>
          </table:table-cell>
          <table:table-cell table:formula="of:=RANDBETWEEN(2;100)" office:value-type="float" office:value="75" calcext:value-type="float">
            <text:p>75</text:p>
          </table:table-cell>
        </table:table-row>
        <table:table-row table:style-name="ro1">
          <table:table-cell/>
          <table:table-cell table:style-name="ce2"/>
          <table:table-cell table:style-name="ce3"/>
          <table:table-cell table:style-name="ce4" table:formula="of:=SUM([.D2:.D54])" office:value-type="float" office:value="1" calcext:value-type="float">
            <text:p>1,000</text:p>
          </table:table-cell>
          <table:table-cell/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2T15:51:15.266109552</dc:date>
    <meta:editing-duration>PT18M30S</meta:editing-duration>
    <meta:editing-cycles>5</meta:editing-cycles>
    <meta:generator>LibreOffice/7.3.7.2$Linux_X86_64 LibreOffice_project/30$Build-2</meta:generator>
    <meta:document-statistic meta:table-count="1" meta:cell-count="269" meta:object-count="0"/>
  </office:meta>
</office:document-meta>
</file>